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8_12-52-03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2467 E-139-34-50.148925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18_16-24-43_000.jpg</text:p>
          </table:table-cell>
          <table:table-cell table:style-name="ce22" office:value-type="string">
            <text:p>:m RES 1*1 / free# JVEMV6 44#13.51.1_1 / 44. currency / 13. TASKS / 51. observe / 1. specific-selections:prev 4 bars ==&gt; all up-down / pair=A*J,period=M5,time=2020.09.16,trade=BUY,pattern=prev-4-up / new-sequence+:A1;A2,new-pattern+:D-U-P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3]=&quot;&quot;;[.C3];CONCATENATE([.C3];&quot; / &quot;;[.E3]))" office:value-type="string" office:string-value=":m RES 1*1 / free# JVEMV6 44#13.51.1_1 / 44. currency / 13. TASKS / 51. observe / 1. specific-selections:prev 4 bars ==&gt; all up-down / pair=A*J,period=M5,time=2020.09.16,trade=BUY,pattern=prev-4-up / new-sequence+:A1;A2,new-pattern+:D-U-P">
            <text:p>:m RES 1*1 / free# JVEMV6 44#13.51.1_1 / 44. currency / 13. TASKS / 51. observe / 1. specific-selections:prev 4 bars ==&gt; all up-down / pair=A*J,period=M5,time=2020.09.16,trade=BUY,pattern=prev-4-up / new-sequence+:A1;A2,new-pattern+:D-U-P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8_17-08-50_000.jpg</text:p>
          </table:table-cell>
          <table:table-cell table:style-name="ce22" office:value-type="string">
            <text:p>:m 災害備蓄 / 入れたもの / 石鹸：せっけん：セッケン / 「ヤシの実生まれの」 / 3p / 2020-1018-①</text:p>
          </table:table-cell>
          <table:table-cell table:style-name="ce3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4]=&quot;&quot;;[.C4];CONCATENATE([.C4];&quot; / &quot;;[.E4]))" office:value-type="string" office:string-value=":m 災害備蓄 / 入れたもの / 石鹸：せっけん：セッケン / 「ヤシの実生まれの」 / 3p / 2020-1018-①">
            <text:p>:m 災害備蓄 / 入れたもの / 石鹸：せっけん：セッケン / 「ヤシの実生まれの」 / 3p / 2020-1018-①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8_17-08-57_000.jpg</text:p>
          </table:table-cell>
          <table:table-cell table:style-name="ce22" office:value-type="string">
            <text:p>:m 災害備蓄 / 入れたもの / 石鹸：せっけん：セッケン / 植物石鹸 / 1p / 2020-1018-①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5]=&quot;&quot;;[.C5];CONCATENATE([.C5];&quot; / &quot;;[.E5]))" office:value-type="string" office:string-value=":m 災害備蓄 / 入れたもの / 石鹸：せっけん：セッケン / 植物石鹸 / 1p / 2020-1018-①">
            <text:p>:m 災害備蓄 / 入れたもの / 石鹸：せっけん：セッケン / 植物石鹸 / 1p / 2020-1018-①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8_17-12-20_000.jpg</text:p>
          </table:table-cell>
          <table:table-cell table:style-name="ce22" office:value-type="string">
            <text:p>:m 災害備蓄 / 入れたもの / フリーザーバッグ / Lサイズ10枚入り / 1p / 2020-1018-①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6]=&quot;&quot;;[.C6];CONCATENATE([.C6];&quot; / &quot;;[.E6]))" office:value-type="string" office:string-value=":m 災害備蓄 / 入れたもの / フリーザーバッグ / Lサイズ10枚入り / 1p / 2020-1018-①">
            <text:p>:m 災害備蓄 / 入れたもの / フリーザーバッグ / Lサイズ10枚入り / 1p / 2020-1018-①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8_17-12-27_000.jpg</text:p>
          </table:table-cell>
          <table:table-cell table:style-name="ce22" office:value-type="string">
            <text:p>:m 災害備蓄 / 入れたもの / ゴキブリスプレー / アース / 1p / 2020-1018-①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7]=&quot;&quot;;[.C7];CONCATENATE([.C7];&quot; / &quot;;[.E7]))" office:value-type="string" office:string-value=":m 災害備蓄 / 入れたもの / ゴキブリスプレー / アース / 1p / 2020-1018-①">
            <text:p>:m 災害備蓄 / 入れたもの / ゴキブリスプレー / アース / 1p / 2020-1018-①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8_17-32-47_000.jpg</text:p>
          </table:table-cell>
          <table:table-cell table:style-name="ce22" office:value-type="string">
            <text:p>:m 災害備蓄 / 梱包完了＋リスト / 2020-1018-① / せっけん；ゴキブリスプレー；パンツ；ポケットティッシュローソク、他</text:p>
          </table:table-cell>
          <table:table-cell table:style-name="ce17"/>
          <table:table-cell table:style-name="ce4"/>
          <table:table-cell table:style-name="ce4" office:value-type="string">
            <text:p>N-35-35-28.518676 E-139-34-48.940429</text:p>
          </table:table-cell>
          <table:table-cell table:style-name="ce35" table:formula="of:=IF([.E8]=&quot;&quot;;[.C8];CONCATENATE([.C8];&quot; / &quot;;[.E8]))" office:value-type="string" office:string-value=":m 災害備蓄 / 梱包完了＋リスト / 2020-1018-① / せっけん；ゴキブリスプレー；パンツ；ポケットティッシュローソク、他">
            <text:p>:m 災害備蓄 / 梱包完了＋リスト / 2020-1018-① / せっけん；ゴキブリスプレー；パンツ；ポケットティッシュローソク、他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18_18-24-12_000.jpg</text:p>
          </table:table-cell>
          <table:table-cell table:style-name="ce22" office:value-type="string">
            <text:p>:m RES 1*1 / free# JVEMV6 37#17.23_1 / 37. miscs of miscs / 17. natural-history / id=23:タイム</text:p>
          </table:table-cell>
          <table:table-cell table:style-name="ce18"/>
          <table:table-cell table:style-name="ce4"/>
          <table:table-cell table:style-name="ce4" office:value-type="string">
            <text:p>N-35-35-28.518676 E-139-34-48.885498</text:p>
          </table:table-cell>
          <table:table-cell table:style-name="ce35" table:formula="of:=IF([.E9]=&quot;&quot;;[.C9];CONCATENATE([.C9];&quot; / &quot;;[.E9]))" office:value-type="string" office:string-value=":m RES 1*1 / free# JVEMV6 37#17.23_1 / 37. miscs of miscs / 17. natural-history / id=23:タイム">
            <text:p>:m RES 1*1 / free# JVEMV6 37#17.23_1 / 37. miscs of miscs / 17. natural-history / id=23:タイム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0-10-18_18-26-56_000.jpg</text:p>
          </table:table-cell>
          <table:table-cell table:style-name="ce22" office:value-type="string">
            <text:p>:PHOTO 記録 / @自室 / 電池交換 / トイレ用：照明</text:p>
          </table:table-cell>
          <table:table-cell table:style-name="ce18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10]=&quot;&quot;;[.C10];CONCATENATE([.C10];&quot; / &quot;;[.E10]))" office:value-type="string" office:string-value=":PHOTO 記録 / @自室 / 電池交換 / トイレ用：照明">
            <text:p>:PHOTO 記録 / @自室 / 電池交換 / トイレ用：照明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8_21-06-2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9_00-37-35_000.jpg</text:p>
          </table:table-cell>
          <table:table-cell table:style-name="ce22" office:value-type="string">
            <text:p>:m :lets / action activity / やること / ハモリの練習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2]=&quot;&quot;;[.C12];CONCATENATE([.C12];&quot; / &quot;;[.E12]))" office:value-type="string" office:string-value=":m :lets / action activity / やること / ハモリの練習">
            <text:p>:m :lets / action activity / やること / ハモリの練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4" office:value-type="string">
            <text:p>2020-10-19_00-38-50_000.jpg</text:p>
          </table:table-cell>
          <table:table-cell table:style-name="ce19" office:value-type="string">
            <text:p>:PHOTO 記録 / 経過記録；作ったもの / food=焼酎漬け / material=ニンニク；liquor=麦焼酎,time=1017-2356</text:p>
          </table:table-cell>
          <table:table-cell table:style-name="ce18"/>
          <table:table-cell table:style-name="ce4"/>
          <table:table-cell table:style-name="ce4" office:value-type="string">
            <text:p>N-35-35-28.477478 E-139-34-49.160156</text:p>
          </table:table-cell>
          <table:table-cell table:style-name="ce35" table:formula="of:=IF([.E13]=&quot;&quot;;[.C13];CONCATENATE([.C13];&quot; / &quot;;[.E13]))" office:value-type="string" office:string-value=":PHOTO 記録 / 経過記録；作ったもの / food=焼酎漬け / material=ニンニク；liquor=麦焼酎,time=1017-2356">
            <text:p>:PHOTO 記録 / 経過記録；作ったもの / food=焼酎漬け / material=ニンニク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4" office:value-type="string">
            <text:p>2020-10-19_00-39-06_000.jpg</text:p>
          </table:table-cell>
          <table:table-cell table:style-name="ce8" office:value-type="string">
            <text:p>:PHOTO 記録 / 経過記録；作ったもの / food=焼酎漬け / material=タイム；liquor=麦焼酎,time=1015-2306</text:p>
          </table:table-cell>
          <table:table-cell table:style-name="ce19"/>
          <table:table-cell table:style-name="ce4"/>
          <table:table-cell table:style-name="ce4" office:value-type="string">
            <text:p>N-35-35-28.532409 E-139-34-48.830566</text:p>
          </table:table-cell>
          <table:table-cell table:style-name="ce35" table:formula="of:=IF([.E14]=&quot;&quot;;[.C14];CONCATENATE([.C14];&quot; / &quot;;[.E14]))" office:value-type="string" office:string-value=":PHOTO 記録 / 経過記録；作ったもの / food=焼酎漬け / material=タイム；liquor=麦焼酎,time=1015-2306">
            <text:p>:PHOTO 記録 / 経過記録；作ったもの / food=焼酎漬け / material=タイム；liquor=麦焼酎,time=1015-230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4" office:value-type="string">
            <text:p>2020-10-19_00-39-40_000.jpg</text:p>
          </table:table-cell>
          <table:table-cell table:style-name="ce8" office:value-type="string">
            <text:p>:PHOTO 記録 / 経過記録；作ったもの / food=焼酎漬け / material=生姜；liquor=麦焼酎,time=1017-0021 / for=~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5]=&quot;&quot;;[.C15];CONCATENATE([.C15];&quot; / &quot;;[.E15]))" office:value-type="string" office:string-value=":PHOTO 記録 / 経過記録；作ったもの / food=焼酎漬け / material=生姜；liquor=麦焼酎,time=1017-0021 / for=~">
            <text:p>:PHOTO 記録 / 経過記録；作ったもの / food=焼酎漬け / material=生姜；liquor=麦焼酎,time=1017-0021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4" office:value-type="string">
            <text:p>2020-10-19_00-39-53_000.jpg</text:p>
          </table:table-cell>
          <table:table-cell table:style-name="ce8" office:value-type="string">
            <text:p>:PHOTO 記録 / 経過記録；作ったもの / food=焼酎漬け / material=かぼす(４分の１)；liquor=麦焼酎,time=1018-0059 / for=~</text:p>
          </table:table-cell>
          <table:table-cell table:style-name="ce18"/>
          <table:table-cell table:style-name="ce4"/>
          <table:table-cell table:style-name="ce4" office:value-type="string">
            <text:p>N-35-35-28.422546 E-139-34-49.324951</text:p>
          </table:table-cell>
          <table:table-cell table:style-name="ce35" table:formula="of:=IF([.E16]=&quot;&quot;;[.C16];CONCATENATE([.C16];&quot; / &quot;;[.E16]))" office:value-type="string" office:string-value=":PHOTO 記録 / 経過記録；作ったもの / food=焼酎漬け / material=かぼす(４分の１)；liquor=麦焼酎,time=1018-0059 / for=~">
            <text:p>:PHOTO 記録 / 経過記録；作ったもの / food=焼酎漬け / material=かぼす(４分の１)；liquor=麦焼酎,time=1018-0059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4" office:value-type="string">
            <text:p>2020-10-19_00-40-04_000.jpg</text:p>
          </table:table-cell>
          <table:table-cell table:style-name="ce8" office:value-type="string">
            <text:p>:PHOTO 記録 / 経過記録；作ったもの / food=焼酎漬け / material=タイム；liquor=麦焼酎,time=1017-2356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7]=&quot;&quot;;[.C17];CONCATENATE([.C17];&quot; / &quot;;[.E17]))" office:value-type="string" office:string-value=":PHOTO 記録 / 経過記録；作ったもの / food=焼酎漬け / material=タイム；liquor=麦焼酎,time=1017-2356">
            <text:p>:PHOTO 記録 / 経過記録；作ったもの / food=焼酎漬け / material=タイム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19_12-22-00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18_19-05-49_000.mp4</text:p>
          </table:table-cell>
          <table:table-cell table:style-name="ce8" office:value-type="string">
            <text:p>:VIDEO / @自室 / 記録 / jap.flute / 演奏、play / f-2020-1018-1 / genr=f-N:composition-relay-3,other=genre:european-like,for=more-vibrato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VIDEO / @自室 / 記録 / jap.flute / 演奏、play / f-2020-1018-1 / genr=f-N:composition-relay-3,other=genre:european-like,for=more-vibrato">
            <text:p>:VIDEO / @自室 / 記録 / jap.flute / 演奏、play / f-2020-1018-1 / genr=f-N:composition-relay-3,other=genre:european-like,for=more-vibrato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8_19-30-25_000.mp4</text:p>
          </table:table-cell>
          <table:table-cell table:style-name="ce8" office:value-type="string">
            <text:p>:VIDEO / @自室 / 記録 / jap.flute / 演奏、play / f-2020-1018-2 / genr=composition-relay-4,key=B,for=「鬼滅の刃」のテーマ曲の、伴奏メロディー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VIDEO / @自室 / 記録 / jap.flute / 演奏、play / f-2020-1018-2 / genr=composition-relay-4,key=B,for=「鬼滅の刃」のテーマ曲の、伴奏メロディー">
            <text:p>:VIDEO / @自室 / 記録 / jap.flute / 演奏、play / f-2020-1018-2 / genr=composition-relay-4,key=B,for=「鬼滅の刃」のテーマ曲の、伴奏メロディー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8_22-42-26_000.mid</text:p>
          </table:table-cell>
          <table:table-cell table:style-name="ce8" office:value-type="string">
            <text:p>:in-mid / app=perfect-piano / 演奏、play / id-2020-1018-1 / category=melody,inst=piano,for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in-mid / app=perfect-piano / 演奏、play / id-2020-1018-1 / category=melody,inst=piano,for=~">
            <text:p>:in-mid / app=perfect-piano / 演奏、play / id-2020-1018-1 / category=melody,inst=piano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8_23-18-20_000.mid</text:p>
          </table:table-cell>
          <table:table-cell table:style-name="ce8" office:value-type="string">
            <text:p>:in-mid / app=perfect-piano / 演奏、play / id-2020-1018-2 / category=melody,inst=piano,for=~,genre=march</text:p>
          </table:table-cell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string" office:string-value=":in-mid / app=perfect-piano / 演奏、play / id-2020-1018-2 / category=melody,inst=piano,for=~,genre=march">
            <text:p>:in-mid / app=perfect-piano / 演奏、play / id-2020-1018-2 / category=melody,inst=piano,for=~,genre=march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8_23-22-21_000.mid</text:p>
          </table:table-cell>
          <table:table-cell table:style-name="ce8" office:value-type="string">
            <text:p>:in-mid / app=perfect-piano / 演奏、play / id-2020-1018-3 / category=melody,inst=koto,for=~,genre=~</text:p>
          </table:table-cell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string" office:string-value=":in-mid / app=perfect-piano / 演奏、play / id-2020-1018-3 / category=melody,inst=koto,for=~,genre=~">
            <text:p>:in-mid / app=perfect-piano / 演奏、play / id-2020-1018-3 / category=melody,inst=kot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18_23-35-47_000.mid</text:p>
          </table:table-cell>
          <table:table-cell table:style-name="ce8" office:value-type="string">
            <text:p>:in-mid / app=perfect-piano / 演奏、play / id-2020-1018-4 / category=melody,inst=~,for=copy:鬼滅の刃,genre=~</text:p>
          </table:table-cell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string" office:string-value=":in-mid / app=perfect-piano / 演奏、play / id-2020-1018-4 / category=melody,inst=~,for=copy:鬼滅の刃,genre=~">
            <text:p>:in-mid / app=perfect-piano / 演奏、play / id-2020-1018-4 / category=melody,inst=~,for=copy:鬼滅の刃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18_23-48-53_000.mp4</text:p>
          </table:table-cell>
          <table:table-cell table:style-name="ce8" office:value-type="string">
            <text:p>:VIDEO / @自室 / 記録 / recorder,rc / 演奏、play / r-2020-1018-1 / genr=copy:「鬼滅の刃」、テーマ曲,other=original-melody,too</text:p>
          </table:table-cell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string" office:string-value=":VIDEO / @自室 / 記録 / recorder,rc / 演奏、play / r-2020-1018-1 / genr=copy:「鬼滅の刃」、テーマ曲,other=original-melody,too">
            <text:p>:VIDEO / @自室 / 記録 / recorder,rc / 演奏、play / r-2020-1018-1 / genr=copy:「鬼滅の刃」、テーマ曲,other=original-melody,too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8_23-52-30_000.mp4</text:p>
          </table:table-cell>
          <table:table-cell table:style-name="ce8" office:value-type="string">
            <text:p>:VIDEO / @自室 / 記録 / recorder,rc / 演奏、play / r-2020-1018-2 / genr=f-N:composition-relay-1,other=genre:european-like</text:p>
          </table:table-cell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string" office:string-value=":VIDEO / @自室 / 記録 / recorder,rc / 演奏、play / r-2020-1018-2 / genr=f-N:composition-relay-1,other=genre:european-like">
            <text:p>:VIDEO / @自室 / 記録 / recorder,rc / 演奏、play / r-2020-1018-2 / genr=f-N:composition-relay-1,other=genre:european-like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9_12-23-04_000.mid</text:p>
          </table:table-cell>
          <table:table-cell table:style-name="ce8" office:value-type="string">
            <text:p>:in-mid / app=perfect-piano / 演奏、play / id-2020-1019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string" office:string-value=":in-mid / app=perfect-piano / 演奏、play / id-2020-1019-1 / category=melody,inst=~,for=~,genre=~">
            <text:p>:in-mid / app=perfect-piano / 演奏、play / id-2020-1019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1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2020/10/19</text:date>, <text:time>16:40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9T16:40:27.34</dc:date>
    <dc:creator>iwabuchi ken</dc:creator>
    <meta:editing-duration>P27DT2M21S</meta:editing-duration>
    <meta:editing-cycles>10129</meta:editing-cycles>
    <meta:document-statistic meta:table-count="1" meta:cell-count="483" meta:object-count="0"/>
  </office:meta>
</office:document-meta>
</file>